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Название_20_объекта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 style:list-style-name="WW8Num11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 style:list-style-name="WW8Num11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style:font-name="Courier New" fo:font-size="8pt" style:font-size-asian="8pt" style:font-name-complex="Courier New"/>
    </style:style>
    <style:style style:name="P10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Courier New" fo:font-size="8pt" style:font-size-asian="8pt" style:font-name-complex="Courier New"/>
    </style:style>
    <style:style style:name="T12" style:family="text">
      <style:text-properties style:font-name="Courier New" fo:font-size="8pt" fo:language="en" fo:country="US" style:font-size-asian="8pt" style:font-name-complex="Courier New"/>
    </style:style>
    <style:style style:name="T13" style:family="text">
      <style:text-properties fo:background-color="#ff0000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688440810992" text:id="ct94688440810992">
          <text:deletion>
            <office:change-info>
              <dc:creator>kk</dc:creator>
              <dc:date>2007-05-25T22:50:00</dc:date>
            </office:change-info>
            <text:p text:style-name="P1"><text:span text:style-name="T1"><text:s/>(</text:span><text:span text:style-name="T2">причем если сегмент меньше </text:span><text:span text:style-name="T3">0Fh</text:span><text:span text:style-name="T2">, то происходит "нормализация" к сегменту </text:span><text:span text:style-name="T3">00h</text:span><text:span text:style-name="T2"> ,что создает проблемы при работе с селекторами, для которых правила нормализации неприемлемы в принципе</text:span><text:span text:style-name="T3"> – </text:span><text:span text:style-name="T2">проверялось на </text:span><text:span text:style-name="T3">as 2.11.2 </text:span><text:span text:style-name="T2">и 2.15</text:span></text:p>
          </text:deletion>
        </text:changed-region>
        <text:changed-region xml:id="ct94688396805120" text:id="ct94688396805120">
          <text:insertion>
            <office:change-info>
              <dc:creator>kk</dc:creator>
              <dc:date>2007-05-25T22:50:00</dc:date>
            </office:change-info>
          </text:insertion>
        </text:changed-region>
        <text:changed-region xml:id="ct94688443870496" text:id="ct94688443870496">
          <text:deletion>
            <office:change-info>
              <dc:creator>kk</dc:creator>
              <dc:date>2007-05-25T22:50:00</dc:date>
            </office:change-info>
            <text:p text:style-name="P1"><text:span text:style-name="T3">)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" text:outline-level="1">ассемблер в <text:span text:style-name="T4">UNIX mini-faq</text:span></text:h>
      <text:p text:style-name="Standard">крис касперски, ака мыщъх, <text:span text:style-name="T4">no-email</text:span></text:p>
      <text:h text:style-name="Heading_20_2" text:outline-level="2"><text:span text:style-name="T4">Q1:</text:span>какие <text:span text:style-name="T4">asm-</text:span>трансляторы существуют<text:span text:style-name="T4">?</text:span></text:h>
      <text:p text:style-name="P12">Стандартный ассемблер для <text:span text:style-name="T4">UNIX'</text:span>а это — <text:span text:style-name="T1">as</text:span>, выходящий в бесплатно распространяемый комплект <text:span text:style-name="T8">binutils</text:span> (ftp://ftp.gnu.org/gnu/binutils), имеющийся в практически любом дистрибутива и поддерживающий <text:span text:style-name="T4">AT&amp;T </text:span>синтаксис. Переваривает<text:span text:style-name="T4"> </text:span>огромное количество процессоров (включая <text:span text:style-name="T4">Intel Pentium-4 SSE3</text:span> и <text:span text:style-name="T4">AMD</text:span> <text:span text:style-name="T4">x86-64)</text:span>. В качестве макропроцессора использует штатный препроцессор Си. Выходной формат<text:span text:style-name="T4">:</text:span> <text:span text:style-name="T4">a.out.</text:span></text:p>
      <text:p text:style-name="P12"><text:span text:style-name="T8">NASM</text:span> (<text:span text:style-name="T4">Netwide Assembler –</text:span> Расширенный Ассемблер) <text:span text:style-name="T4">x86-</text:span>транслятор ассемблера<text:span text:style-name="T4"> (16/32-</text:span>разрядные<text:span text:style-name="T4"> </text:span>режимы), поддерживающий синтаксис <text:span text:style-name="T4">Intel </text:span>и макроязык в стиле <text:span text:style-name="T4">MASM</text:span>. Выходные форматы: bin, aout, aoutb, coff, elf, as86, obj, win32, rdf, <text:span text:style-name="T4">obj-</text:span>ieee. Бесплатен, но содержит множество ошибок и странностей поведения: <text:span text:style-name="T6">https</text:span><text:span text:style-name="T9">://</text:span><text:span text:style-name="T6">sourceforge</text:span><text:span text:style-name="T9">.</text:span><text:span text:style-name="T6">net</text:span><text:span text:style-name="T9">/</text:span><text:span text:style-name="T6">projects</text:span><text:span text:style-name="T9">/</text:span><text:span text:style-name="T6">nasm</text:span><text:span text:style-name="T9">.</text:span></text:p>
      <text:p text:style-name="P12"><text:span text:style-name="T8">YASM</text:span> ("<text:span text:style-name="T4">Yes, it's an assembler"</text:span> — "Да, это ассемблер". другие варианты расшифровки: "<text:span text:style-name="T4">Your favorite assembler</text:span>" — ваш любимый ассемблер и как "<text:span text:style-name="T4">Yet another assembler</text:span>" — "еще один ассемблер") гибридный транслятор, поддерживающий оба синтаксиса (<text:span text:style-name="T4">AT&amp;T </text:span>+ <text:span text:style-name="T4">Intel)</text:span>, а потому совместимый с <text:span text:style-name="T4">NASM'</text:span>ом (попутно исправляя его ошибки) и частично с <text:span text:style-name="T4">as. </text:span>Переваривает команды <text:span text:style-name="T4">Intel</text:span> x86 <text:span text:style-name="T4">(</text:span>16/32<text:span text:style-name="T4">) </text:span>и <text:span text:style-name="T4">AMD </text:span>x86-64. Выходные форматы<text:span text:style-name="T4">:</text:span> bin, coff, elf. Распространяется бесплатно: <text:span text:style-name="T9">http://www.tortall.net/projects/yasm</text:span>;</text:p>
      <text:p text:style-name="P12"><text:span text:style-name="T1">FASM</text:span> (<text:span text:style-name="T4">Flat</text:span> <text:span text:style-name="T4">Assembler </text:span>– Ассемблер Плоского Режима) довольно самобытный ассемблер со своим ни с чем не совместимым синтаксисом (в стиле <text:span text:style-name="T4">Intel)</text:span> и мощным макро-движком. Поддерживает <text:span text:style-name="T4">Intel </text:span>x86 <text:span text:style-name="T4">(</text:span>16/32<text:span text:style-name="T4">) </text:span>и <text:span text:style-name="T4">AMD </text:span>x86-64. Выходные форматы<text:span text:style-name="T4">:</text:span> bin, mz, pe, coff, elf. Бесплатен: <text:span text:style-name="T6">http</text:span><text:span text:style-name="T9">://</text:span><text:span text:style-name="T6">flatassembler</text:span><text:span text:style-name="T9">.</text:span><text:span text:style-name="T6">net</text:span>;</text:p>
      <text:h text:style-name="Heading_20_2" text:outline-level="2"><text:span text:style-name="T4">Q2: </text:span>какой ассемблер выбрать?</text:h>
      <text:p text:style-name="P12">Наибольшей популярностью пользуется <text:span text:style-name="T1">as</text:span>. Знать его синтаксис необходимо уже хотя бы затем, чтобы разбираться с чужими программами. Если вы раньше программировали под <text:span text:style-name="T4">MS-DOS/Windows</text:span> то, вероятно, лучшим выбором окажется <text:span text:style-name="T4">NAMS/YASM</text:span> (последний более предпочтителен). <text:span text:style-name="T4">FASM </text:span>(при всем уважении к нему) можно рекомендовать только его поклонникам.</text:p>
      <text:h text:style-name="Heading_20_2" text:outline-level="2"><text:span text:style-name="T4">Q3:что </text:span>такое <text:span text:style-name="T4">Intel </text:span>и <text:span text:style-name="T4">AT&amp;T </text:span>нотация?</text:h>
      <text:p text:style-name="P12"><text:span text:style-name="T4">AT</text:span>&amp;<text:span text:style-name="T4">T</text:span> синтаксис разрабатывался компанией <text:span text:style-name="T4">AT&amp;T </text:span>в те далекие времена, когда никакого <text:span text:style-name="T4">Intel'</text:span>а вообще не существовало, процессоры менялись как перчатки и знание нескольких ассемблеров было вполне нормальным явлением. По сравнению с синтаксисом <text:span text:style-name="T4">Intel</text:span>, <text:span text:style-name="T4">AT&amp;T-</text:span>синтаксис намного более избыточен, но это сделано умышленно с целью сокращения ошибок (хинт: на одном процессоре команда <text:span text:style-name="T4">MOV </text:span>может перемещать 32-бита, на другом 16, а на третьем вообще 64).</text:p>
      <text:p text:style-name="P12">Отличия синтаксиса <text:span text:style-name="T4">AT&amp;T </text:span>от <text:span text:style-name="T4">Intel </text:span>следующие:</text:p>
      <text:p text:style-name="P12"/>
      <text:list xml:id="list8172313256686528475" text:style-name="WW8Num11">
        <text:list-item>
          <text:p text:style-name="P5"><text:span text:style-name="T8">имена регистров предваряются префиксом: "%"</text:span><text:span text:style-name="T1">:</text:span></text:p>
          <text:list>
            <text:list-item>
              <text:p text:style-name="P6">Intel:<text:tab/>eax,<text:tab/>ebx,<text:tab/>dl;</text:p>
            </text:list-item>
            <text:list-item>
              <text:p text:style-name="P5"><text:span text:style-name="T4">AT&amp;T:<text:tab/></text:span>%eax,<text:span text:style-name="T4"><text:tab/></text:span>%ebx,<text:span text:style-name="T4"><text:tab/>%dl;</text:span></text:p>
            </text:list-item>
          </text:list>
        </text:list-item>
        <text:list-item>
          <text:p text:style-name="P5"><text:span text:style-name="T8">обратный порядок операндов: вначале источник, затем приёмник</text:span>:</text:p>
          <text:list>
            <text:list-item>
              <text:p text:style-name="P5"><text:span text:style-name="T4">Intel:<text:tab/></text:span>mov<text:tab/>eax, ebx<text:span text:style-name="T4">;</text:span></text:p>
            </text:list-item>
            <text:list-item>
              <text:p text:style-name="P5">AT&amp;T<text:span text:style-name="T4">:<text:tab/></text:span>movl<text:tab/>%ebx, %eax<text:span text:style-name="T4">;</text:span></text:p>
            </text:list-item>
          </text:list>
        </text:list-item>
        <text:list-item>
          <text:p text:style-name="P5"><text:span text:style-name="T8">размер операнда задается суффиксом, замыкающим инструкцию, всего есть три типа суффиксов: "b" — байт (8-бит), "</text:span><text:span text:style-name="T1">w</text:span><text:span text:style-name="T8">"</text:span><text:span text:style-name="T1"> – </text:span><text:span text:style-name="T8">слово (16-бит) и "</text:span><text:span text:style-name="T1">l</text:span><text:span text:style-name="T8">"</text:span><text:span text:style-name="T1"> –</text:span><text:span text:style-name="T8"> двойное слово (</text:span><text:span text:style-name="T1">32</text:span><text:span text:style-name="T8">-бита)</text:span>:</text:p>
          <text:list>
            <text:list-item>
              <text:p text:style-name="P6">Intel:<text:tab/>mov<text:tab/>ah, al;</text:p>
            </text:list-item>
            <text:list-item>
              <text:p text:style-name="P5"><text:span text:style-name="T4">AT&amp;T:<text:tab/></text:span>movb<text:span text:style-name="T4"><text:tab/></text:span>%al,<text:span text:style-name="T4"> </text:span>%ah<text:span text:style-name="T4">;</text:span></text:p>
            </text:list-item>
            <text:list-item>
              <text:p text:style-name="P5"><text:span text:style-name="T4">Intel:<text:tab/></text:span> mov<text:span text:style-name="T4"><text:tab/>bx</text:span>,<text:span text:style-name="T4"> ax;</text:span></text:p>
            </text:list-item>
            <text:list-item>
              <text:p text:style-name="P5"><text:span text:style-name="T4">AT&amp;T:<text:tab/></text:span>movw<text:span text:style-name="T4"><text:tab/></text:span>%ax,<text:span text:style-name="T4"> </text:span>%bx<text:span text:style-name="T4">;</text:span></text:p>
            </text:list-item>
            <text:list-item>
              <text:p text:style-name="P5"><text:span text:style-name="T4">Intel:<text:tab/></text:span>mov<text:span text:style-name="T4"><text:tab/></text:span>e<text:span text:style-name="T4">ax</text:span>,<text:span text:style-name="T4"> </text:span>e<text:span text:style-name="T4">bx;</text:span></text:p>
            </text:list-item>
            <text:list-item>
              <text:p text:style-name="P5"><text:span text:style-name="T4">AT&amp;T:<text:tab/></text:span>movl<text:span text:style-name="T4"><text:tab/></text:span>%ebx,<text:span text:style-name="T4"> </text:span>%eax<text:span text:style-name="T4">;</text:span></text:p>
            </text:list-item>
          </text:list>
        </text:list-item>
        <text:list-item>
          <text:p text:style-name="P5"><text:soft-page-break/><text:span text:style-name="T8">в командах длинного косвенного перехода или вызова (</text:span><text:span text:style-name="T1">indirect far jump/call)</text:span><text:span text:style-name="T8">, а так же дальнего возврата из функции (</text:span><text:span text:style-name="T1">ret far) </text:span><text:span text:style-name="T8">префикс размера (</text:span><text:span text:style-name="T1">"l") </text:span><text:span text:style-name="T8">ставится _перед_ командой (сокращение от </text:span><text:span text:style-name="T1">long jmp/call) </text:span><text:span text:style-name="T8">независимо от физического размера операнда, равного 32-бита в 16-разрядном режиме и 48-бит в 32-разрядном:</text:span></text:p>
          <text:list>
            <text:list-item>
              <text:p text:style-name="P6">Intel:<text:tab/>jmp<text:tab/>large fword ptr ds:[666h];</text:p>
            </text:list-item>
            <text:list-item>
              <text:p text:style-name="P5"><text:span text:style-name="T4">AT&amp;T:<text:tab/>ljmp<text:tab/>*0x666;</text:span></text:p>
            </text:list-item>
            <text:list-item>
              <text:p text:style-name="P6">Intel:<text:tab/>retf;</text:p>
            </text:list-item>
            <text:list-item>
              <text:p text:style-name="P6">AT&amp;T:<text:tab/>lret;</text:p>
            </text:list-item>
          </text:list>
        </text:list-item>
        <text:list-item>
          <text:p text:style-name="P5"><text:span text:style-name="T8">числовые константы записываются в Си-соглашении</text:span>:</text:p>
          <text:list>
            <text:list-item>
              <text:p text:style-name="P6">Intel:<text:tab/>69h;</text:p>
            </text:list-item>
            <text:list-item>
              <text:p text:style-name="P6">AT&amp;T:<text:tab/>0x69;</text:p>
            </text:list-item>
          </text:list>
        </text:list-item>
        <text:list-item>
          <text:p text:style-name="P5"><text:span text:style-name="T8">для получения смещения метки используется префикс </text:span><text:span text:style-name="T1">"$"</text:span><text:span text:style-name="T8">, отсутствие которого приводит к чтению содержимого ячейки:</text:span></text:p>
          <text:list>
            <text:list-item>
              <text:p text:style-name="P6">Intel:<text:tab/>mov<text:tab/>eax, offset label;</text:p>
            </text:list-item>
            <text:list-item>
              <text:p text:style-name="P6">AT&amp;T:<text:tab/>movl<text:tab/>$label, %eax;</text:p>
            </text:list-item>
            <text:list-item>
              <text:p text:style-name="P6">Intel:<text:tab/>mov<text:tab/>eax, [label];</text:p>
            </text:list-item>
            <text:list-item>
              <text:p text:style-name="P6">AT&amp;T:<text:tab/>movl<text:tab/>label, %eax;</text:p>
            </text:list-item>
          </text:list>
        </text:list-item>
        <text:list-item>
          <text:p text:style-name="P5"><text:span text:style-name="T8">в тех случаях, когда метка является адресом перехода, префикс </text:span><text:span text:style-name="T1">"$" </text:span><text:span text:style-name="T8">опускается:</text:span></text:p>
          <text:list>
            <text:list-item>
              <text:p text:style-name="P5"><text:span text:style-name="T4">Intel:</text:span><text:tab/><text:span text:style-name="T4">jmp<text:tab/>label;</text:span></text:p>
            </text:list-item>
            <text:list-item>
              <text:p text:style-name="P6">AT&amp;T:<text:tab/>jmp<text:tab/>label;</text:p>
            </text:list-item>
            <text:list-item>
              <text:p text:style-name="P5"><text:span text:style-name="T4">Intel:</text:span><text:tab/><text:span text:style-name="T4">jmp<text:tab/>–;</text:span></text:p>
            </text:list-item>
            <text:list-item>
              <text:p text:style-name="P6">AT&amp;T<text:tab/>jmp<text:tab/>0x69;</text:p>
            </text:list-item>
          </text:list>
        </text:list-item>
        <text:list-item>
          <text:p text:style-name="P5"><text:span text:style-name="T8">для косвенного перехода по адресу используется префикс </text:span><text:span text:style-name="T1">"*":</text:span></text:p>
          <text:list>
            <text:list-item>
              <text:p text:style-name="P6">Intel:<text:tab/>jmp<text:tab/>dword ptr ds:[69h];</text:p>
            </text:list-item>
            <text:list-item>
              <text:p text:style-name="P6">AT&amp;T:<text:tab/>jmp<text:tab/>*0x69;</text:p>
            </text:list-item>
            <text:list-item>
              <text:p text:style-name="P6">Intel:<text:tab/>jmp<text:tab/>dword ptr ds:[label];</text:p>
            </text:list-item>
            <text:list-item>
              <text:p text:style-name="P6">AT&amp;T:<text:tab/>jmp<text:tab/>*label;</text:p>
            </text:list-item>
            <text:list-item>
              <text:p text:style-name="P6">Intel:<text:tab/>jmp<text:tab/>eax;</text:p>
            </text:list-item>
            <text:list-item>
              <text:p text:style-name="P6">AT&amp;T:<text:tab/>jmp<text:tab/>*%eax;</text:p>
            </text:list-item>
            <text:list-item>
              <text:p text:style-name="P6">Intel:<text:tab/>jmp<text:tab/>dword ptr ds: [eax];</text:p>
            </text:list-item>
            <text:list-item>
              <text:p text:style-name="P6">AT&amp;T:<text:tab/>jmp<text:tab/>*(%eax);</text:p>
            </text:list-item>
          </text:list>
        </text:list-item>
        <text:list-item>
          <text:p text:style-name="P5"><text:span text:style-name="T8">использование префикса </text:span><text:span text:style-name="T1">"$" </text:span><text:span text:style-name="T8">перед константой используется для получения ее значения. знак (если он есть) ставится после префикса. константа без указателя трактуется как указатель:</text:span></text:p>
          <text:list>
            <text:list-item>
              <text:p text:style-name="P5"><text:span text:style-name="T4">Intel:</text:span><text:tab/><text:span text:style-name="T4">mov<text:tab/>eax, 69h;</text:span></text:p>
            </text:list-item>
            <text:list-item>
              <text:p text:style-name="P6">AT&amp;T<text:tab/>movl<text:tab/>$0x69, %eax;</text:p>
            </text:list-item>
            <text:list-item>
              <text:p text:style-name="P5"><text:span text:style-name="T4">Intel:</text:span><text:tab/><text:span text:style-name="T4">mov<text:tab/>eax, </text:span>-<text:span text:style-name="T4">69h;</text:span></text:p>
            </text:list-item>
            <text:list-item>
              <text:p text:style-name="P5"><text:span text:style-name="T4">AT&amp;T<text:tab/>movl<text:tab/>$</text:span>-<text:span text:style-name="T4">0x69, %eax;</text:span></text:p>
            </text:list-item>
            <text:list-item>
              <text:p text:style-name="P6">Intel:<text:tab/>mov<text:tab/>eax, [69h];</text:p>
            </text:list-item>
            <text:list-item>
              <text:p text:style-name="P5"><text:span text:style-name="T4">AT&amp;T<text:tab/>movl<text:tab/>0x69, %eax</text:span></text:p>
            </text:list-item>
          </text:list>
        </text:list-item>
        <text:list-item>
          <text:p text:style-name="P5"><text:span text:style-name="T8">для реализации косвенной адресации базовый регистр заключается в круглые скобки, перед которыми может присутствовать индекс, записанный в виде числовой константы или метки _без_ префикса </text:span><text:span text:style-name="T1">"$":</text:span></text:p>
          <text:list>
            <text:list-item>
              <text:p text:style-name="P6">Intel:<text:tab/>mov<text:tab/>eax, [ebx];</text:p>
            </text:list-item>
            <text:list-item>
              <text:p text:style-name="P6">AT&amp;T:<text:tab/>movl<text:tab/>(%ebx), %eax;</text:p>
            </text:list-item>
            <text:list-item>
              <text:p text:style-name="P5"><text:span text:style-name="T4">Intel:<text:tab/>mov<text:tab/>eax, [ebx+69h];</text:span></text:p>
            </text:list-item>
            <text:list-item>
              <text:p text:style-name="P6">AT&amp;T:<text:tab/>movl<text:tab/>0x69(%ebx), %eax;</text:p>
            </text:list-item>
            <text:list-item>
              <text:p text:style-name="P6">Intel:<text:tab/>mov<text:tab/>eax, [ebx+label];</text:p>
            </text:list-item>
            <text:list-item>
              <text:p text:style-name="P6">AT&amp;T:<text:tab/>movl<text:tab/>label(%ebx), %eax;</text:p>
            </text:list-item>
          </text:list>
        </text:list-item>
        <text:list-item>
          <text:p text:style-name="P8">если регистров несколько, то они разделаются через запятую:</text:p>
          <text:list>
            <text:list-item>
              <text:p text:style-name="P5"><text:span text:style-name="T4">Intel:<text:tab/>mov<text:tab/>eax, [ebx</text:span>+<text:span text:style-name="T4">ecx];</text:span></text:p>
            </text:list-item>
            <text:list-item>
              <text:p text:style-name="P6">AT&amp;T:<text:tab/>movl<text:tab/>(%ebx, %ecx), %eax;</text:p>
            </text:list-item>
          </text:list>
        </text:list-item>
        <text:list-item>
          <text:p text:style-name="P5"><text:span text:style-name="T8">для задания коэффициента масштабирования (</text:span><text:span text:style-name="T1">scale) </text:span><text:span text:style-name="T8">перед первым регистром ставится ведущая запятая</text:span><text:span text:style-name="T1"> (</text:span><text:span text:style-name="T8">при использовании базово индексной адресации запятая опускается), а сам коэффициент отделяется другой запятой, без префикса </text:span><text:span text:style-name="T1">"$":</text:span></text:p>
          <text:list>
            <text:list-item>
              <text:p text:style-name="P6">Intel:<text:tab/>mov<text:tab/>eax, [ebx*8];</text:p>
            </text:list-item>
            <text:list-item>
              <text:p text:style-name="P6"><text:soft-page-break/>AT&amp;T<text:tab/>movl<text:tab/>(,%ebx, 8), %eax</text:p>
            </text:list-item>
            <text:list-item>
              <text:p text:style-name="P5"><text:span text:style-name="T4">Intel:<text:tab/>mov<text:tab/>eax, [ebx*8+label];</text:span></text:p>
            </text:list-item>
            <text:list-item>
              <text:p text:style-name="P6">AT&amp;T<text:tab/>movl<text:tab/>label(,%ebx, 8), %eax</text:p>
            </text:list-item>
            <text:list-item>
              <text:p text:style-name="P6">Intel:<text:tab/>mov<text:tab/>eax, [ecx+ebx*8+label];</text:p>
            </text:list-item>
            <text:list-item>
              <text:p text:style-name="P6">AT&amp;T:<text:tab/>movl<text:tab/>label(%ecx, %ebx, 8);</text:p>
            </text:list-item>
            <text:list-item>
              <text:p text:style-name="P6">Intel:<text:tab/>mov<text:tab/>eax, [ebx+ecx*8+label];</text:p>
            </text:list-item>
            <text:list-item>
              <text:p text:style-name="P6">AT&amp;T:<text:tab/>movl<text:tab/>label(%ebx, %ecx, 8);</text:p>
            </text:list-item>
          </text:list>
        </text:list-item>
        <text:list-item>
          <text:p text:style-name="P5"><text:span text:style-name="T8">сегментная адресация с использованием сегментных регистров отличается от </text:span><text:span text:style-name="T1">Intel'</text:span><text:span text:style-name="T8">а использованием круглых скобок вместо квадратных:</text:span></text:p>
          <text:list>
            <text:list-item>
              <text:p text:style-name="P6">Intel:<text:tab/>mov<text:tab/>eax, es:[ebx];</text:p>
            </text:list-item>
            <text:list-item>
              <text:p text:style-name="P6">AT&amp;T:<text:tab/>movl<text:tab/>%es:(%bx), %eax;</text:p>
            </text:list-item>
          </text:list>
        </text:list-item>
        <text:list-item>
          <text:p text:style-name="P5"><text:span text:style-name="T8">в командах переходов и вызовов функций непосредственные сегмент и смещение разделяется не двоеточием, а запятой</text:span><text:change text:change-id="ct94688440810992"/><text:change-start text:change-id="ct94688396805120"/><text:span text:style-name="T3"> – </text:span><text:span text:style-name="T2">баг в </text:span><text:span text:style-name="T3">IDA 4.7, 5.0</text:span><text:change-end text:change-id="ct94688396805120"/><text:change text:change-id="ct94688443870496"/><text:span text:style-name="T8">:</text:span></text:p>
          <text:list>
            <text:list-item>
              <text:p text:style-name="P5"><text:span text:style-name="T4">Intel:<text:tab/>jmp far 10h:</text:span>100000<text:span text:style-name="T4">h (псевдоконструкция!)</text:span></text:p>
            </text:list-item>
            <text:list-item>
              <text:p text:style-name="P5"><text:span text:style-name="T4">AT&amp;T:<text:tab/></text:span>jmp<text:span text:style-name="T4"> </text:span>$0x10, $0x100000<text:span text:style-name="T4">;</text:span></text:p>
            </text:list-item>
            <text:list-item>
              <text:p text:style-name="P5"><text:span text:style-name="T4">Intel:<text:tab/></text:span>jmp<text:span text:style-name="T4"> </text:span>far ptr 10:100000 </text:p>
            </text:list-item>
            <text:list-item>
              <text:p text:style-name="P5"><text:span text:style-name="T4">AT&amp;T:<text:tab/></text:span>jmp<text:span text:style-name="T4"> </text:span>$10, $0100000<text:span text:style-name="T4"> – </text:span>транслируется в <text:span text:style-name="T4">–&gt; jmp far ptr 0:0F4240h;</text:span></text:p>
            </text:list-item>
          </text:list>
        </text:list-item>
      </text:list>
      <text:h text:style-name="Heading_20_2" text:outline-level="2"><text:span text:style-name="T4">Q4: </text:span>как выглядит программа на <text:span text:style-name="T4">asm?</text:span></text:h>
      <text:p text:style-name="P12">Простейшая ассемблерная программа, работающая через штатную библиотеку <text:span text:style-name="T4">LIBC</text:span>, и выводящая <text:span text:style-name="T4">"hello, world!" </text:span>на консоль выглядит так:</text:p>
      <text:p text:style-name="P7"/>
      <text:p text:style-name="P9">.text</text:p>
      <text:p text:style-name="P9"/>
      <text:p text:style-name="Standard"><text:span text:style-name="T12">// </text:span><text:span text:style-name="T11">объявляем глобальную метку </text:span><text:span text:style-name="T12">main</text:span></text:p>
      <text:p text:style-name="P9">.global main</text:p>
      <text:p text:style-name="P9"/>
      <text:p text:style-name="P9">main:</text:p>
      <text:p text:style-name="Standard"><text:span text:style-name="T12"><text:tab/></text:span><text:span text:style-name="T11">pushl<text:tab/>$len<text:tab/></text:span><text:span text:style-name="T12"><text:tab/><text:tab/>// </text:span><text:span text:style-name="T11">длина строки</text:span></text:p>
      <text:p text:style-name="Standard"><text:span text:style-name="T12"><text:tab/></text:span><text:span text:style-name="T11">pushl<text:tab/>$msg</text:span><text:span text:style-name="T12"><text:tab/><text:tab/></text:span><text:span text:style-name="T11"><text:tab/></text:span><text:span text:style-name="T12">// </text:span><text:span text:style-name="T11">указатель на строку</text:span></text:p>
      <text:p text:style-name="Standard"><text:span text:style-name="T12"><text:tab/></text:span><text:span text:style-name="T11">pushl<text:tab/>$1<text:tab/></text:span><text:span text:style-name="T12"><text:tab/><text:tab/>// stdout</text:span></text:p>
      <text:p text:style-name="Standard"><text:span text:style-name="T12"><text:tab/></text:span><text:span text:style-name="T11">call<text:tab/>write</text:span><text:span text:style-name="T12"><text:tab/><text:tab/><text:tab/>// </text:span><text:span text:style-name="T11">функция записи</text:span></text:p>
      <text:p text:style-name="Standard"><text:span text:style-name="T12"><text:tab/></text:span><text:span text:style-name="T11">addl<text:tab/>$12,%esp<text:tab/></text:span><text:span text:style-name="T12"><text:tab/>//</text:span><text:span text:style-name="T11"> выталкиваем аргументы из стека</text:span></text:p>
      <text:p text:style-name="P10"><text:tab/></text:p>
      <text:p text:style-name="Standard"><text:span text:style-name="T12"><text:tab/></text:span><text:span text:style-name="T11">ret<text:tab/><text:tab/><text:tab/></text:span><text:span text:style-name="T12"><text:tab/>// </text:span><text:span text:style-name="T11">возвращаемся в стартовый код</text:span></text:p>
      <text:p text:style-name="P9"><text:tab/></text:p>
      <text:p text:style-name="P9">.data</text:p>
      <text:p text:style-name="Standard"><text:span text:style-name="T11"><text:tab/>msg: .ascii "</text:span><text:span text:style-name="T12">hello</text:span><text:span text:style-name="T11">, </text:span><text:span text:style-name="T12">world!</text:span><text:span text:style-name="T11">\n"<text:tab/></text:span><text:span text:style-name="T12">// </text:span><text:span text:style-name="T11">строка для вывода</text:span></text:p>
      <text:p text:style-name="Standard"><text:span text:style-name="T11"><text:tab/>len = . - msg<text:tab/><text:tab/><text:tab/></text:span><text:span text:style-name="T12">// </text:span><text:span text:style-name="T11">вычисление длины строки</text:span></text:p>
      <text:p text:style-name="P3">Листинг<text:span text:style-name="T4"> </text:span><text:sequence text:ref-name="refЛистинг0" text:name="Листинг" text:formula="ooow:Листинг+1" style:num-format="1">1</text:sequence> исходный текст программы <text:span text:style-name="T4">demo-asm-libc.S</text:span>, работающей через <text:span text:style-name="T4">LIBC</text:span></text:p>
      <text:h text:style-name="Heading_20_2" text:outline-level="2"><text:span text:style-name="T4">Q5: </text:span>как ее собрать<text:span text:style-name="T4"> </text:span>и запустить?</text:h>
      <text:p text:style-name="P12">Проще и правильнее всего транслировать ассемблерные программы с помощью… компилятора <text:span text:style-name="T4">gcc</text:span>, однако, в этом случае у файла должно быть расширение <text:span text:style-name="T4">.S</text:span>, иначе компилятор не поймет, что это ассемблерная программа:</text:p>
      <text:p text:style-name="P11"/>
      <text:p text:style-name="Standard"><text:span text:style-name="T12"># </text:span><text:span text:style-name="T11">компилируем и линкуем</text:span></text:p>
      <text:p text:style-name="Standard"><text:span text:style-name="T12">$</text:span><text:span text:style-name="T11">gcc </text:span><text:span text:style-name="T12">demo-asm-libc</text:span><text:span text:style-name="T11">.S -o </text:span><text:span text:style-name="T12">demo-asm-libc</text:span></text:p>
      <text:p text:style-name="P10"/>
      <text:p text:style-name="Standard"><text:span text:style-name="T12"># </text:span><text:span text:style-name="T11">убиваем символьную инфу (для сокращения размеров файла)</text:span></text:p>
      <text:p text:style-name="Standard"><text:span text:style-name="T12">$</text:span><text:span text:style-name="T11">strip </text:span><text:span text:style-name="T12">demo-asm-libc</text:span></text:p>
      <text:p text:style-name="P10"/>
      <text:p text:style-name="Standard"><text:span text:style-name="T12"># </text:span><text:span text:style-name="T11">запускаем на выполнение</text:span></text:p>
      <text:p text:style-name="P10">$./demo-asm-libc</text:p>
      <text:p text:style-name="Standard"><text:span text:style-name="T12">hello</text:span><text:span text:style-name="T11">, </text:span><text:span text:style-name="T12">world!</text:span></text:p>
      <text:p text:style-name="P3">Листинг<text:span text:style-name="T4"> </text:span><text:sequence text:ref-name="refЛистинг1" text:name="Листинг" text:formula="ooow:Листинг+1" style:num-format="1">2</text:sequence><text:span text:style-name="T4"> </text:span>сборка ассемблерной программы при помощи <text:span text:style-name="T4">gcc</text:span></text:p>
      <text:h text:style-name="Heading_20_2" text:outline-level="2"><text:soft-page-break/><text:span text:style-name="T4">Q6: </text:span>есть ли у <text:span text:style-name="T4">UNIX'</text:span>а <text:span text:style-name="T4">API?</text:span></text:h>
      <text:p text:style-name="P12">Да, у <text:span text:style-name="T4">UNIX'</text:span>а есть <text:span text:style-name="T4">API</text:span> — высокоуровневые библиотеки и в первую очередь <text:span text:style-name="T4">LIBC</text:span> (условный аналог <text:span text:style-name="T4">KERNEL32.DLL </text:span>в <text:span text:style-name="T4">win32)</text:span>, пример использования которой был продемонстрирован в <text:span text:style-name="T13">листинге 1</text:span>.</text:p>
      <text:p text:style-name="P12">Некоторые хакеры тяготеют к использованию системных вызовов (<text:span text:style-name="T4">syscall'</text:span>ов), представляющих собой своеобразный <text:span text:style-name="T4">Native-API</text:span>, по разному реализованный в различных системах, что затрудняет написание программ, работающих более, чем на одной машине. Тем не менее, применение <text:span text:style-name="T4">syscall'</text:span>ов оправдано в <text:span text:style-name="T4">shell-</text:span>коде, червях и вирусах в силу простоты и компактности их вызова.</text:p>
      <text:h text:style-name="Heading_20_2" text:outline-level="2"><text:span text:style-name="T4">Q7: </text:span>покажите программу с системными вызовами!</text:h>
      <text:p text:style-name="P12">Программа, выводящая <text:span text:style-name="T4">"hello, world!" </text:span>на консоль, переложенная на системные вызовы выглядит так:</text:p>
      <text:p text:style-name="P13"/>
      <text:p text:style-name="P10">.text</text:p>
      <text:p text:style-name="P10"/>
      <text:p text:style-name="Standard"><text:span text:style-name="T12">// </text:span><text:span text:style-name="T11">точка входа, которую ищет линкер по умолчанию</text:span></text:p>
      <text:p text:style-name="Standard"><text:span text:style-name="T12">.globl</text:span><text:span text:style-name="T11"><text:tab/></text:span><text:span text:style-name="T12">_start</text:span></text:p>
      <text:p text:style-name="P10"/>
      <text:p text:style-name="P10">_start:</text:p>
      <text:p text:style-name="Standard"><text:span text:style-name="T11"><text:tab/></text:span><text:span text:style-name="T12">movl<text:tab/>$4,%eax<text:tab/><text:tab/>// </text:span><text:span text:style-name="T11">системный вызов </text:span><text:span text:style-name="T12">#4 "write"</text:span></text:p>
      <text:p text:style-name="Standard"><text:span text:style-name="T11"><text:tab/></text:span><text:span text:style-name="T12">movl<text:tab/>$1,%ebx<text:tab/><text:tab/>// 1 -- stdout</text:span></text:p>
      <text:p text:style-name="Standard"><text:span text:style-name="T11"><text:tab/></text:span><text:span text:style-name="T12">movl<text:tab/>$msg,%ecx<text:tab/>// </text:span><text:span text:style-name="T11">смещение выводимой строки</text:span></text:p>
      <text:p text:style-name="Standard"><text:span text:style-name="T11"><text:tab/></text:span><text:span text:style-name="T12">movl<text:tab/>$len,%edx<text:tab/>// </text:span><text:span text:style-name="T11">длина строки</text:span></text:p>
      <text:p text:style-name="Standard"><text:span text:style-name="T11"><text:tab/></text:span><text:span text:style-name="T12">int<text:tab/>$0x80<text:tab/><text:tab/>// write(1, msg, len);</text:span></text:p>
      <text:p text:style-name="P9"><text:tab/></text:p>
      <text:p text:style-name="Standard"><text:span text:style-name="T11"><text:tab/></text:span><text:span text:style-name="T12">movl<text:tab/>$1, %eax<text:tab/>// </text:span><text:span text:style-name="T11">системный вызов </text:span><text:span text:style-name="T12">#1 "exit"</text:span></text:p>
      <text:p text:style-name="Standard"><text:span text:style-name="T11"><text:tab/></text:span><text:span text:style-name="T12">xorl<text:tab/>%ebx,%ebx<text:tab/>// </text:span><text:span text:style-name="T11">код возврата</text:span></text:p>
      <text:p text:style-name="Standard"><text:span text:style-name="T11"><text:tab/></text:span><text:span text:style-name="T12">int<text:tab/>$0x80<text:tab/><text:tab/>// exit(0);</text:span></text:p>
      <text:p text:style-name="P9"><text:tab/></text:p>
      <text:p text:style-name="P10">.data</text:p>
      <text:p text:style-name="Standard"><text:span text:style-name="T11"><text:tab/></text:span><text:span text:style-name="T12">msg: .ascii "hello,elf\n"</text:span></text:p>
      <text:p text:style-name="Standard"><text:span text:style-name="T11"><text:tab/></text:span><text:span text:style-name="T12">len = . - msg</text:span></text:p>
      <text:p text:style-name="P3">Листинг<text:span text:style-name="T4"> </text:span><text:sequence text:ref-name="refЛистинг2" text:name="Листинг" text:formula="ooow:Листинг+1" style:num-format="1">3</text:sequence><text:span text:style-name="T4"> </text:span>исходный текст программы <text:span text:style-name="T4">demo-asm-80h.S</text:span>, работающей через <text:span text:style-name="T4">syscall'</text:span>ы</text:p>
      <text:h text:style-name="Heading_20_2" text:outline-level="2"><text:span text:style-name="T4">Q8: </text:span>и как же ее собрать?</text:h>
      <text:p text:style-name="Standard"><text:span text:style-name="T12"># </text:span><text:span text:style-name="T11">транслируем</text:span></text:p>
      <text:p text:style-name="P10">$as -о demo-asm-80h.o demo-asm-80h.S</text:p>
      <text:p text:style-name="P10"/>
      <text:p text:style-name="Standard"><text:span text:style-name="T12"># </text:span><text:span text:style-name="T11">линкуем</text:span></text:p>
      <text:p text:style-name="P10">$ld -s -o demo-asm-80h demo-asm-80h.o</text:p>
      <text:p text:style-name="P10"/>
      <text:p text:style-name="Standard"><text:span text:style-name="T12"># </text:span><text:span text:style-name="T11">убиваем символьную инфу (для сокращения размеров файла)</text:span></text:p>
      <text:p text:style-name="Standard"><text:span text:style-name="T12">$</text:span><text:span text:style-name="T11">strip </text:span><text:span text:style-name="T12">demo-asm-80h</text:span></text:p>
      <text:p text:style-name="P10"/>
      <text:p text:style-name="Standard"><text:span text:style-name="T12"># </text:span><text:span text:style-name="T11">запускаем на </text:span><text:span text:style-name="T12">linux</text:span></text:p>
      <text:p text:style-name="P10">./demo-asm-80h</text:p>
      <text:p text:style-name="P10">hello, world!</text:p>
      <text:p text:style-name="P10"/>
      <text:p text:style-name="Standard"><text:span text:style-name="T12"># </text:span><text:span text:style-name="T11">запускам на </text:span><text:span text:style-name="T12">xBDS (</text:span><text:span text:style-name="T11">через эмулятор системных вызовов)</text:span></text:p>
      <text:p text:style-name="P10">brandelf -t Linux demo-asm-80h</text:p>
      <text:p text:style-name="P10">./demo-asm-80h</text:p>
      <text:p text:style-name="P10">hello, world!</text:p>
      <text:p text:style-name="P3">Листинг <text:sequence text:ref-name="refЛистинг3" text:name="Листинг" text:formula="ooow:Листинг+1" style:num-format="1">4</text:sequence> сборка ассемблерной программы без помощи <text:span text:style-name="T4">gc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25T21:53:00</dc:date>
    <meta:editing-cycles>188</meta:editing-cycles>
    <meta:editing-duration>PT7H57M</meta:editing-duration>
    <meta:document-statistic meta:table-count="0" meta:image-count="0" meta:object-count="0" meta:page-count="4" meta:paragraph-count="152" meta:word-count="1253" meta:character-count="8451" meta:non-whitespace-character-count="7366"/>
    <meta:generator>LibreOffice/5.2.3.3$Linux_X86_64 LibreOffice_project/20m0$Build-3</meta:generator>
  </office:meta>
</office:document-meta>
</file>